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border-bottom="none" fo:background-color="#d0d0d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74pt solid #000000" fo:background-color="#d0d0d0" fo:border-left="0.74pt solid #000000" fo:border-right="0.74pt solid #000000" fo:border-top="none"/>
    </style:style>
    <style:style style:name="ce11" style:family="table-cell" style:parent-style-name="Default" style:data-style-name="N100">
      <style:table-cell-properties fo:border-bottom="0.74pt solid #000000" fo:background-color="#d0d0d0" fo:wrap-option="wrap" fo:border-left="0.74pt solid #000000" fo:border-right="0.74pt solid #000000" fo:border-top="none"/>
    </style:style>
    <style:style style:name="ce12" style:family="table-cell" style:parent-style-name="Default" style:data-style-name="N100">
      <style:table-cell-properties fo:border-bottom="0.74pt solid #000000" fo:background-color="#d0d0d0" fo:border-left="0.74pt solid #000000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order-bottom="none" fo:background-color="#d0d0d0" fo:border-left="none" fo:border-right="0.74pt solid #000000" fo:border-top="0.74pt solid #000000"/>
    </style:style>
    <style:style style:name="ce15" style:family="table-cell" style:parent-style-name="Default" style:data-style-name="N100">
      <style:table-cell-properties fo:border-bottom="0.74pt solid #000000" fo:background-color="#d0d0d0" fo:border-left="none" fo:border-right="0.74pt solid #000000" fo:border-top="none"/>
    </style:style>
    <style:style style:name="ce16" style:family="table-cell" style:parent-style-name="Default" style:data-style-name="N100">
      <style:table-cell-properties fo:border-bottom="0.74pt solid #000000" fo:background-color="#d0d0d0" fo:border-left="none" fo:border-right="0.74pt solid #000000" fo:border-top="0.74pt solid #000000"/>
    </style:style>
    <style:style style:name="ce17" style:family="table-cell" style:parent-style-name="Default" style:data-style-name="N100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16375" table:default-cell-style-name="ce13"/>
        <table:table-row table:style-name="ro1"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 table:number-columns-repeated="16373"/>
        </table:table-row>
        <table:table-row table:style-name="ro1">
          <table:table-cell table:style-name="ce10" office:value-type="string" calcext:value-type="string">
            <text:p>Fájlfeltöltő űrlap</text:p>
          </table:table-cell>
          <table:table-cell table:style-name="ce10" office:value-type="string" calcext:value-type="string">
            <text:p>3.1</text:p>
          </table:table-cell>
          <table:table-cell/>
          <table:table-cell table:style-name="ce10" office:value-type="string" calcext:value-type="string">
            <text:p>Fájl letöltése</text:p>
          </table:table-cell>
          <table:table-cell table:style-name="ce10" office:value-type="string" calcext:value-type="string">
            <text:p>3.2</text:p>
          </table:table-cell>
          <table:table-cell/>
          <table:table-cell table:style-name="ce10" office:value-type="string" calcext:value-type="string">
            <text:p>Fájl megosztásának beállítása</text:p>
          </table:table-cell>
          <table:table-cell table:style-name="ce10" office:value-type="string" calcext:value-type="string">
            <text:p>3.3</text:p>
          </table:table-cell>
          <table:table-cell/>
          <table:table-cell table:style-name="ce10" office:value-type="string" calcext:value-type="string">
            <text:p>Fájl kommentek (írás / olvasás)</text:p>
          </table:table-cell>
          <table:table-cell table:style-name="ce10" office:value-type="string" calcext:value-type="string">
            <text:p>3.4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Írás: bejelentkezett felhasználó | Olvasás: mindenki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 table:number-columns-repeated="16373"/>
        </table:table-row>
        <table:table-row table:style-name="ro2">
          <table:table-cell table:style-name="ce11" office:value-type="string" calcext:value-type="string" table:number-columns-spanned="2" table:number-rows-spanned="1">
            <text:p>Új fájlok feltöltése. A fájlok abba a mappába kerülnek ahonnan a felhasználó elérte a feltöltés űrlapot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Fájl(ok) letöltése. Több fájl esetén zip-be csomagolva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Fájlonként be lehet állítani melyik csoport férjen hozzá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Fájlokhoz kommenteket lehet írni / olvasni. Eléréséhez szükség van legalább olvasási jogusultságra a fájlhoz. Írni csak bejelentkezett felhasználó tud.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 table:number-columns-repeated="16373"/>
        </table:table-row>
        <table:table-row table:style-name="ro2">
          <table:table-cell table:style-name="ce11" office:value-type="string" calcext:value-type="string" table:number-columns-spanned="2" table:number-rows-spanned="1">
            <text:p>Ha a feltölteni kívánt fájlok mérete meghaladja a szabad helyet, akkor hibaüzenetet küldünk a felhasználónak, és a feltöltés nem lesz elvégezve.</text:p>
          </table:table-cell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 table:number-columns-repeated="16373"/>
        </table:table-row>
        <table:table-row table:style-name="ro1"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3.1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3.2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3.3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3.4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Minden fájl(csoport) feltöltésénél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fájl(csoport) letöltésénél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fájl(csoport) megosztási beállításainak módosításakor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komment írásánál / megjelenítésénél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feltöltött fájlok; elérési út</text:p>
          </table:table-cell>
          <table:table-cell/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felhasználó letölt fájlokat</text:p>
          </table:table-cell>
          <table:table-cell/>
          <table:table-cell table:style-name="ce12" office:value-type="string" calcext:value-type="string">
            <text:p>IO leírások:</text:p>
          </table:table-cell>
          <table:table-cell table:style-name="ce16"/>
          <table:table-cell/>
          <table:table-cell table:style-name="ce12" office:value-type="string" calcext:value-type="string">
            <text:p>IO leírások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Minden fájl(csoport) feltöltésénél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fájl(csoport) letöltésénél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fájl(csoport) megosztási beállításainak módosításakor.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komment írásánál / megjelenítésénél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3.2 Fájl letöltése; 3.3 Fájl megosztásának beállítása; 3.4 Fájl kommentek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3.1 Fájl feltöltése; 3.3 Fájl megosztásának beállítása; 3.4 Fájl kommentek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<text:span text:style-name="T1">3.1 Fájl feltöltése; 3.2 Fájl letöltése; </text:span>3.4 Fájl kommentek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3.1 Fájl feltöltése; 3.2 Fájl letöltése; 3.3 Fájl megosztásának beállítása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 table:number-columns-repeated="16373"/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1"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/>
          <table:table-cell table:style-name="ce9" office:value-type="string" calcext:value-type="string">
            <text:p>Funkciónév:</text:p>
          </table:table-cell>
          <table:table-cell table:style-name="ce9" office:value-type="string" calcext:value-type="string">
            <text:p>Funkció azonosító:</text:p>
          </table:table-cell>
          <table:table-cell table:number-columns-repeated="16373"/>
        </table:table-row>
        <table:table-row table:style-name="ro1">
          <table:table-cell table:style-name="ce10" office:value-type="string" calcext:value-type="string">
            <text:p>Csoport létrehozása</text:p>
          </table:table-cell>
          <table:table-cell table:style-name="ce10" office:value-type="string" calcext:value-type="string">
            <text:p>4.1</text:p>
          </table:table-cell>
          <table:table-cell/>
          <table:table-cell table:style-name="ce10" office:value-type="string" calcext:value-type="string">
            <text:p>Csoportba csatlakozás</text:p>
          </table:table-cell>
          <table:table-cell table:style-name="ce10" office:value-type="string" calcext:value-type="string">
            <text:p>4.2</text:p>
          </table:table-cell>
          <table:table-cell/>
          <table:table-cell table:style-name="ce10" office:value-type="string" calcext:value-type="string">
            <text:p>Csoport elhagyása</text:p>
          </table:table-cell>
          <table:table-cell table:style-name="ce10" office:value-type="string" calcext:value-type="string">
            <text:p>4.3</text:p>
          </table:table-cell>
          <table:table-cell/>
          <table:table-cell table:style-name="ce10" office:value-type="string" calcext:value-type="string">
            <text:p>Csoport üzenetek írása/olvasása</text:p>
          </table:table-cell>
          <table:table-cell table:style-name="ce10" office:value-type="string" calcext:value-type="string">
            <text:p>4.4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ípus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lekérdezés; online; felhasználói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elhasználói szerepe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bejelentkezett felhasználó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bejelentkezett felhasználó aki a csoportnak tagja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Funkció leírása:</text:p>
          </table:table-cell>
          <table:covered-table-cell table:style-name="ce14"/>
          <table:table-cell table:number-columns-repeated="16373"/>
        </table:table-row>
        <table:table-row table:style-name="ro4">
          <table:table-cell table:style-name="ce11" office:value-type="string" calcext:value-type="string" table:number-columns-spanned="2" table:number-rows-spanned="1">
            <text:p>Csoport létrehozása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Csoportba csatlakozás. Ha a csoporthoz szabadon lehet csatlakozni, akkor csatlakozik, különben csatlakozási kérést küld a csoport létrehozó felhasználónak, aki engedélyezheti a csatlakozást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Csoport elhagyása.</text:p>
          </table:table-cell>
          <table:covered-table-cell table:style-name="ce15"/>
          <table:table-cell/>
          <table:table-cell table:style-name="ce11" office:value-type="string" calcext:value-type="string" table:number-columns-spanned="2" table:number-rows-spanned="1">
            <text:p>Csoport üzenetek írása/olvasása. Csak az érheti el aki tagja a csoportnak.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Hibakezelés:</text:p>
          </table:table-cell>
          <table:covered-table-cell table:style-name="ce14"/>
          <table:table-cell table:number-columns-repeated="16373"/>
        </table:table-row>
        <table:table-row table:style-name="ro5">
          <table:table-cell table:style-name="ce11" table:number-columns-spanned="2" table:number-rows-spanned="1"/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/>
          <table:table-cell table:style-name="ce11" table:number-columns-spanned="2" table:number-rows-spanned="1"/>
          <table:covered-table-cell table:style-name="ce15"/>
          <table:table-cell table:number-columns-repeated="16373"/>
        </table:table-row>
        <table:table-row table:style-name="ro1"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4.1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4.2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4.3</text:p>
          </table:table-cell>
          <table:table-cell/>
          <table:table-cell table:style-name="ce12" office:value-type="string" calcext:value-type="string">
            <text:p>AFD eljárások:</text:p>
          </table:table-cell>
          <table:table-cell table:style-name="ce16" office:value-type="string" calcext:value-type="string">
            <text:p>4.4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Eseménye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Csoportok létrehozása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Csoportokba csatlakozás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Csoportok elhagyása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csoport üzenet írásánál / megjelenítésénél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csoport neve</text:p>
          </table:table-cell>
          <table:table-cell/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csoport neve</text:p>
          </table:table-cell>
          <table:table-cell/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csoport neve</text:p>
          </table:table-cell>
          <table:table-cell/>
          <table:table-cell table:style-name="ce12" office:value-type="string" calcext:value-type="string">
            <text:p>IO leírások:</text:p>
          </table:table-cell>
          <table:table-cell table:style-name="ce16" office:value-type="string" calcext:value-type="string">
            <text:p>üzenet</text:p>
          </table:table-cell>
          <table:table-cell table:number-columns-repeated="16373"/>
        </table:table-row>
        <table:table-row table:style-name="ro1"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/>
          <table:table-cell table:style-name="ce12" office:value-type="string" calcext:value-type="string">
            <text:p>IO szerkeszetek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övetelmény katalógusra hivatkozás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/>
          <table:table-cell table:style-name="ce10" table:number-columns-spanned="2" table:number-rows-spanned="1"/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Tömegszerűség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Csoportok létrehozása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Csoportokba csatlakozás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Csoportok elhagyásakor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Minden csoport üzenet írásánál / megjelenítésénél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/>
          <table:table-cell table:style-name="ce9" office:value-type="string" calcext:value-type="string" table:number-columns-spanned="2" table:number-rows-spanned="1">
            <text:p>Kapcsolódó funkciók:</text:p>
          </table:table-cell>
          <table:covered-table-cell table:style-name="ce14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4.2 Csoportba csatlakozás; 4.3 Csoport elhagyása; 4.4 Csoport üzenetek írása/olvasása;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4.1 Csoport létrehozása; 4.3 Csoport elhagyása; 4.4 Csoport üzenetek írása/olvasása;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4.1 Csoport létrehozása; 4.2 Csoportba csatlakozás; 4.4 Csoport üzenetek írása/olvasása;</text:p>
          </table:table-cell>
          <table:covered-table-cell table:style-name="ce15"/>
          <table:table-cell/>
          <table:table-cell table:style-name="ce10" office:value-type="string" calcext:value-type="string" table:number-columns-spanned="2" table:number-rows-spanned="1">
            <text:p>4.1 Csoport létrehozása; 4.2 Csoportba csatlakozás; 4.3 Csoport elhagyása;</text:p>
          </table:table-cell>
          <table:covered-table-cell table:style-name="ce15"/>
          <table:table-cell table:number-columns-repeated="16373"/>
        </table:table-row>
        <table:table-row table:style-name="ro1"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/>
          <table:table-cell table:style-name="ce9" office:value-type="string" calcext:value-type="string">
            <text:p>Lekérdezések:</text:p>
          </table:table-cell>
          <table:table-cell table:style-name="ce9" office:value-type="string" calcext:value-type="string">
            <text:p>Lekérdezések gyakorisága:</text:p>
          </table:table-cell>
          <table:table-cell table:number-columns-repeated="16373"/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/>
          <table:table-cell table:style-name="ce12" office:value-type="string" calcext:value-type="string">
            <text:p>Közös feldolgozás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/>
          <table:table-cell table:style-name="ce12" office:value-type="string" calcext:value-type="string">
            <text:p>Dialógusnevek: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/>
          <table:table-cell table:style-name="ce12" office:value-type="string" calcext:value-type="string">
            <text:p>Szolgáltatási szint követelményei:</text:p>
          </table:table-cell>
          <table:table-cell table:style-name="ce16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7" table:number-columns-repeated="4"/>
          <table:table-cell table:style-name="Default"/>
          <table:table-cell table:number-columns-repeated="1637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9:05:08.109283590</meta:creation-date>
    <dc:date>2024-03-06T10:27:02.143896500</dc:date>
    <meta:editing-duration>PT1H20M5S</meta:editing-duration>
    <meta:editing-cycles>27</meta:editing-cycles>
    <meta:generator>LibreOffice/7.4.7.2$Linux_X86_64 LibreOffice_project/40$Build-2</meta:generator>
    <meta:document-statistic meta:table-count="1" meta:cell-count="223" meta:object-count="0"/>
  </office:meta>
</office:document-meta>
</file>